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style:font-name="Arial" fo:font-size="12pt" style:font-size-asian="12pt" style:font-size-complex="12pt"/>
    </style:style>
    <style:style style:name="P2" style:family="paragraph" style:parent-style-name="Text_20_body" style:list-style-name="L8">
      <style:paragraph-properties fo:margin-top="0in" fo:margin-bottom="0.1043in" style:contextual-spacing="false" style:line-height-at-least="0.2083in" fo:text-align="start" style:justify-single-word="false" fo:padding="0in" fo:border="none"/>
      <style:text-properties fo:font-variant="normal" fo:text-transform="none" fo:color="#333333" style:font-name="Arial" fo:font-size="12pt" fo:letter-spacing="normal" fo:font-style="normal" fo:font-weight="normal" officeooo:rsid="000f995c" officeooo:paragraph-rsid="000f995c" style:font-size-asian="12pt" style:font-size-complex="12pt"/>
    </style:style>
    <style:style style:name="P3" style:family="paragraph" style:parent-style-name="Text_20_body">
      <style:paragraph-properties fo:margin-top="0in" fo:margin-bottom="0.1043in" style:contextual-spacing="false" style:line-height-at-least="0.2083in" fo:text-align="start" style:justify-single-word="false" fo:padding="0in" fo:border="none"/>
      <style:text-properties fo:font-variant="normal" fo:text-transform="none" fo:color="#333333" style:font-name="Arial" fo:font-size="12pt" fo:letter-spacing="normal" fo:font-style="normal" fo:font-weight="normal" officeooo:rsid="000f995c" officeooo:paragraph-rsid="000f995c" style:font-size-asian="12pt" style:font-size-complex="12pt"/>
    </style:style>
    <style:style style:name="P4" style:family="paragraph" style:parent-style-name="Text_20_body" style:list-style-name="L8">
      <style:paragraph-properties fo:margin-top="0in" fo:margin-bottom="0.1043in" style:contextual-spacing="false" style:line-height-at-least="0.2083in" fo:text-align="start" style:justify-single-word="false" fo:padding="0in" fo:border="none"/>
      <style:text-properties fo:font-variant="normal" fo:text-transform="none" fo:color="#333333" style:font-name="Arial" fo:font-size="12pt" fo:letter-spacing="normal" fo:font-style="normal" fo:font-weight="normal" style:font-size-asian="12pt" style:font-size-complex="12pt"/>
    </style:style>
    <style:style style:name="P5" style:family="paragraph" style:parent-style-name="Text_20_body" style:list-style-name="L8">
      <style:paragraph-properties fo:margin-top="0in" fo:margin-bottom="0.1043in" style:contextual-spacing="false" style:line-height-at-least="0.2083in" fo:text-align="start" style:justify-single-word="false" fo:padding="0in" fo:border="none"/>
      <style:text-properties fo:font-variant="normal" fo:text-transform="none" fo:color="#333333" style:font-name="Arial" fo:font-size="12pt" fo:letter-spacing="normal" fo:font-style="normal" fo:font-weight="normal" officeooo:rsid="001086be" officeooo:paragraph-rsid="001086be" style:font-size-asian="12pt" style:font-size-complex="12pt"/>
    </style:style>
    <style:style style:name="P6" style:family="paragraph" style:parent-style-name="Text_20_body" style:list-style-name="L8">
      <style:paragraph-properties fo:margin-top="0in" fo:margin-bottom="0.1043in" style:contextual-spacing="false" style:line-height-at-least="0.2083in" fo:text-align="start" style:justify-single-word="false" fo:padding="0in" fo:border="none"/>
      <style:text-properties fo:font-variant="normal" fo:text-transform="none" fo:color="#333333" style:font-name="Arial" fo:font-size="12pt" fo:letter-spacing="normal" fo:font-style="normal" fo:font-weight="normal" officeooo:rsid="001259c1" officeooo:paragraph-rsid="001259c1" style:font-size-asian="12pt" style:font-size-complex="12pt"/>
    </style:style>
    <style:style style:name="P7" style:family="paragraph" style:parent-style-name="Text_20_body" style:list-style-name="L8">
      <style:paragraph-properties fo:margin-top="0in" fo:margin-bottom="0.1043in" style:contextual-spacing="false" style:line-height-at-least="0.2083in" fo:text-align="start" style:justify-single-word="false" fo:padding="0in" fo:border="none"/>
      <style:text-properties fo:font-variant="normal" fo:text-transform="none" fo:color="#333333" style:font-name="Arial" fo:font-size="12pt" fo:letter-spacing="normal" fo:font-style="normal" fo:font-weight="normal" officeooo:rsid="00139dfd" officeooo:paragraph-rsid="00139dfd" style:font-size-asian="12pt" style:font-size-complex="12pt"/>
    </style:style>
    <style:style style:name="P8" style:family="paragraph" style:parent-style-name="Text_20_body" style:list-style-name="L8">
      <style:paragraph-properties fo:margin-top="0in" fo:margin-bottom="0.1043in" style:contextual-spacing="false" style:line-height-at-least="0.2083in" fo:text-align="start" style:justify-single-word="false" fo:padding="0in" fo:border="none"/>
      <style:text-properties fo:font-variant="normal" fo:text-transform="none" fo:color="#333333" style:font-name="Arial" fo:font-size="12pt" fo:letter-spacing="normal" fo:font-style="normal" fo:font-weight="normal" officeooo:rsid="001482ed" officeooo:paragraph-rsid="001482ed" style:font-size-asian="12pt" style:font-size-complex="12pt"/>
    </style:style>
    <style:style style:name="P9" style:family="paragraph" style:parent-style-name="Text_20_body" style:list-style-name="L8">
      <style:paragraph-properties fo:margin-top="0in" fo:margin-bottom="0.1043in" style:contextual-spacing="false" style:line-height-at-least="0.2083in" fo:text-align="start" style:justify-single-word="false" fo:padding="0in" fo:border="none"/>
      <style:text-properties style:font-name="Arial" fo:font-size="12pt" officeooo:rsid="00175e1a" officeooo:paragraph-rsid="00175e1a" style:font-size-asian="12pt" style:font-size-complex="12pt"/>
    </style:style>
    <style:style style:name="T1" style:family="text">
      <style:text-properties officeooo:rsid="00139dfd"/>
    </style:style>
    <style:style style:name="T2" style:family="text">
      <style:text-properties officeooo:rsid="001482ed"/>
    </style:style>
    <style:style style:name="T3" style:family="text">
      <style:text-properties officeooo:rsid="0015c1bf"/>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ony Hansen</text:p>
      <text:p text:style-name="P1">CIS91A</text:p>
      <text:p text:style-name="P1">Assignment 1-About MySQL</text:p>
      <text:p text:style-name="P1">08/30/2014</text:p>
      <text:list xml:id="list202996822384699258" text:style-name="L8">
        <text:list-item>
          <text:p text:style-name="P2">What is mysqld?</text:p>
          <text:list>
            <text:list-header>
              <text:p text:style-name="P2">mysqld is the main program that is used while using MySQL. It is also called the MySQL Server. It manages access to the directory, which contains the log files, status files, databases, and tables.</text:p>
            </text:list-header>
          </text:list>
        </text:list-item>
        <text:list-item>
          <text:p text:style-name="P4">What clients are available for MySQL?</text:p>
          <text:list>
            <text:list-header>
              <text:p text:style-name="P2">The online manual for MySQL 5.6 lists the following clients:</text:p>
            </text:list-header>
          </text:list>
        </text:list-item>
      </text:list>
      <text:p text:style-name="P3"><text:tab/><text:tab/>mysql, mysqladmin, mysqlcheck, mysqldump, mysqlimport, mysqlshow, <text:tab/><text:tab/><text:tab/><text:tab/>mysqlslap</text:p>
      <text:list xml:id="list131537514755603" text:continue-numbering="true" text:style-name="L8">
        <text:list-item>
          <text:list>
            <text:list-header>
              <text:p text:style-name="P2"><text:s/>Looking online, I found many others, but most seem to just be subsets or the same clients but specialised for MY I SAM tables.</text:p>
            </text:list-header>
          </text:list>
        </text:list-item>
        <text:list-item>
          <text:p text:style-name="P4">How are MySQL clients used?</text:p>
          <text:list>
            <text:list-header>
              <text:p text:style-name="P5">The client programs are used to connect to mysqld and perform certian tasks.</text:p>
              <text:p text:style-name="P5">mysql is the command line interface to mysqld</text:p>
              <text:p text:style-name="P5">mysqladmin is used to administer a MySQL Server</text:p>
              <text:p text:style-name="P5">mysqlcheck checks, repairs, and optimizes tables</text:p>
              <text:p text:style-name="P5">mysqldump creates a backup of the database</text:p>
              <text:p text:style-name="P5">mysqlimport imports data from an external source into the database</text:p>
              <text:p text:style-name="P5">mysqlshow displays information about the database, tables, or columns</text:p>
              <text:p text:style-name="P5">mysqlslap acts as an emulator for clients loads</text:p>
            </text:list-header>
          </text:list>
        </text:list-item>
        <text:list-item>
          <text:p text:style-name="P4">What programming APIs are available?</text:p>
          <text:list>
            <text:list-header>
              <text:p text:style-name="P6">APIs exist for C, PHP, Perl, Python, Ruby, Tcl, and Eiffel</text:p>
              <text:p text:style-name="P6">Connectors exist for ODBC, Java, .NET, C++, and C</text:p>
            </text:list-header>
          </text:list>
        </text:list-item>
        <text:list-item>
          <text:p text:style-name="P4">What methods are available to connect to MySQL?</text:p>
          <text:list>
            <text:list-header>
              <text:p text:style-name="P6">You can connect to MySQL using any of the connectors or APIs. <text:span text:style-name="T1">They allow the usage of MySQL statements from within another language.</text:span></text:p>
            </text:list-header>
          </text:list>
        </text:list-item>
        <text:list-item>
          <text:p text:style-name="P4">How does mysql differ from mysqladmin? From mysqldump?</text:p>
          <text:list>
            <text:list-header>
              <text:p text:style-name="P7">mysql <text:span text:style-name="T2">is just the command line interface. It provides a simple shell that allows you to input commands and receive output.</text:span></text:p>
              <text:p text:style-name="P8"><text:soft-page-break/>mysqladmin is used specifically for administering a server. It is specialised for checking the server's status and configuration, creating and dropping databases and other administrative tasks. If required permissions are present, a user can perform all these from within the mysql client.</text:p>
              <text:p text:style-name="P8">mysqldump is used <text:span text:style-name="T3">to create backups or generate output in other formats. Again, mysql can be used to perform these tasks if proper permissions are activated for a user. However, mysqldump has been specialised for this and can protect against accidental changes since it is primarily used for copying data and not editing it.</text:span></text:p>
            </text:list-header>
          </text:list>
        </text:list-item>
        <text:list-item>
          <text:p text:style-name="P4">Describe MySQL Licensing. When do you need to purchase a license?</text:p>
          <text:list>
            <text:list-header>
              <text:p text:style-name="P9">MySQL is licensed under the GPL for personal use and Free Open Source Software developers. This means that any changes you make to the source or programs written using the MySQL must be made public with access to the source code. For companies using MySQL company wide or those unwilling to distribute their programs open source, Oracle has a commercial license available for purchase.</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30T12:32:11.476333505</meta:creation-date>
    <dc:date>2014-08-30T13:15:35.812271450</dc:date>
    <meta:editing-duration>PT31M4S</meta:editing-duration>
    <meta:editing-cycles>8</meta:editing-cycles>
    <meta:generator>LibreOffice/4.2.6.2$Linux_X86_64 LibreOffice_project/420$Build-2</meta:generator>
    <meta:document-statistic meta:table-count="0" meta:image-count="0" meta:object-count="0" meta:page-count="2" meta:paragraph-count="30" meta:word-count="428" meta:character-count="2613" meta:non-whitespace-character-count="2215"/>
  </office:meta>
</office:document-meta>
</file>